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8800000074383B97EAFDCABC61.png" manifest:media-type="image/png"/>
  <manifest:file-entry manifest:full-path="Pictures/100002010000007A000000454CB5DC07BCC7FCCA.png" manifest:media-type="image/png"/>
  <manifest:file-entry manifest:full-path="Pictures/10000201000000BF000000E29442A112F2A7B9A2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officeooo:paragraph-rsid="03bc4d0c"/>
    </style:style>
    <style:style style:name="P22" style:family="paragraph" style:parent-style-name="Horizontal_20_Line">
      <style:text-properties officeooo:paragraph-rsid="03bc4d0c"/>
    </style:style>
    <style:style style:name="P23" style:family="paragraph" style:parent-style-name="Text_20_body">
      <style:text-properties officeooo:rsid="03c4bfac" officeooo:paragraph-rsid="03c4bfac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officeooo:paragraph-rsid="03bc4d0c"/>
    </style:style>
    <style:style style:name="P32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330f1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T14" style:family="text">
      <style:text-properties officeooo:rsid="03bc4d0c"/>
    </style:style>
    <style:style style:name="T15" style:family="text">
      <style:text-properties officeooo:rsid="03bef717"/>
    </style:style>
    <style:style style:name="T16" style:family="text">
      <style:text-properties officeooo:rsid="03c11213"/>
    </style:style>
    <style:style style:name="T17" style:family="text">
      <style:text-properties officeooo:rsid="03c330f1"/>
    </style:style>
    <style:style style:name="T18" style:family="text">
      <style:text-properties officeooo:rsid="03c4bfa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1.1<text:span text:style-name="T17">2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05706669520">
          <table:table-cell table:style-name="Tabelle4.A1" office:value-type="string">
            <text:h text:style-name="P2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4</text:a></text:p>
          <text:p text:style-name="P11"><text:soft-page-break/><text:a xlink:type="simple" xlink:href="#__RefHeading___Toc796_309572848" text:style-name="Index_20_Link" text:visited-style-name="Index_20_Link">Geometry<text:tab/>4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5</text:a></text:p>
          <text:p text:style-name="P11"><text:a xlink:type="simple" xlink:href="#__RefHeading___Toc826_309572848" text:style-name="Index_20_Link" text:visited-style-name="Index_20_Link">Geometry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05703998656">
          <table:table-cell table:style-name="Tabelle3.A1" office:value-type="string">
            <text:h text:style-name="P30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2"/>
      <text:h text:style-name="P31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9">de</text:span><text:bookmark-end text:name="__RefHeading___Toc780_3095728481"/></text:h>
      <text:p text:style-name="P23">Subdivides the geometry by a simple division</text:p>
      <text:h text:style-name="P32" text:outline-level="3"><text:bookmark-start text:name="__RefHeading___Toc782_3095728481"/>Inputs<text:bookmark-end text:name="__RefHeading___Toc782_3095728481"/></text:h>
      <text:h text:style-name="P21" text:outline-level="4"><text:bookmark-start text:name="__RefHeading___Toc784_3095728481"/>Geometry<text:bookmark-end text:name="__RefHeading___Toc784_3095728481"/></text:h>
      <text:p text:style-name="P17">Standard geometry input.</text:p>
      <text:h text:style-name="P21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32" text:outline-level="3"><text:bookmark-start text:name="__RefHeading___Toc794_3095728481"/>Outputs<text:bookmark-end text:name="__RefHeading___Toc794_3095728481"/></text:h>
      <text:h text:style-name="P21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9442A112F2A7B9A2.png" xlink:type="simple" xlink:show="embed" xlink:actuate="onLoad" draw:mime-type="image/png"/></draw:frame><text:bookmark-start text:name="__RefHeading___Toc780_309572848"/>Subdivi<text:span text:style-name="T10">sion Surface</text:span><text:bookmark-end text:name="__RefHeading___Toc780_309572848"/></text:h>
      <text:p text:style-name="Text_20_body">The Subdiv<text:span text:style-name="T14">i</text:span><text:span text:style-name="T15">sion Surface</text:span> node <text:span text:style-name="T18">subdivide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4CB5DC07BCC7FCC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330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9M29S</meta:editing-duration>
    <meta:editing-cycles>845</meta:editing-cycles>
    <meta:generator>LibreOffice/7.0.4.2$Windows_X86_64 LibreOffice_project/dcf040e67528d9187c66b2379df5ea4407429775</meta:generator>
    <dc:date>2021-06-16T09:52:36.429000000</dc:date>
    <meta:document-statistic meta:table-count="3" meta:image-count="10" meta:object-count="0" meta:page-count="5" meta:paragraph-count="149" meta:word-count="599" meta:character-count="3491" meta:non-whitespace-character-count="3039"/>
    <meta:template xlink:type="simple" xlink:actuate="onRequest" xlink:title="standard1cm" xlink:href="../../../AppData/Roaming/LibreOffice/4/user/template/standard1cm.ott" meta:date="2016-03-29T10:15:31.334000000"/>
  </office:meta>
</office:document-meta>
</file>